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tting - emergency happened and systems are offline</text:p>
      <text:p text:style-name="Standard"/>
      <text:p text:style-name="Standard">refernce:</text:p>
      <text:p text:style-name="Standard">https://pastebin.com/Ah0UPG2e</text:p>
      <text:p text:style-name="Standard">https://pastebin.com/6J46bvLm</text:p>
      <text:p text:style-name="Standard"/>
      <text:p text:style-name="Standard">Mounting /sysroot... </text:p>
      <text:p text:style-name="Standard">Mounted /sysroot.</text:p>
      <text:p text:style-name="Standard"/>
      <text:p text:style-name="Standard">Mounting /inventory...</text:p>
      <text:p text:style-name="Standard">Mounted /inventory</text:p>
      <text:p text:style-name="Standard"/>
      <text:p text:style-name="Standard">Attempting full system diagnostic...</text:p>
      <text:p text:style-name="Standard"/>
      <text:p text:style-name="Standard">Diagnostic failed with emergency code: 74B - main power supply offline.</text:p>
      <text:p text:style-name="Standard"/>
      <text:p text:style-name="Standard">Critical system error detected, press enter to activate recovery mode...</text:p>
      <text:p text:style-name="Standard"/>
      <text:p text:style-name="Standard">Booting backup OS.</text:p>
      <text:p text:style-name="Standard">Booted backup OS.</text:p>
      <text:p text:style-name="Standard"/>
      <text:p text:style-name="Standard">Welcome to lastHope OS 2.15 (Pepperoni)</text:p>
      <text:p text:style-name="Standard"/>
      <text:p text:style-name="Standard">Power check...</text:p>
      <text:p text:style-name="Standard">Main power - offline / no data.</text:p>
      <text:p text:style-name="Standard">Back-up Generator - offline / access denied.</text:p>
      <text:p text:style-name="Standard">Emergency battery - active.</text:p>
      <text:p text:style-name="Standard"/>
      <text:p text:style-name="Standard">Attempting remote reset of Back-up Generator...</text:p>
      <text:p text:style-name="Standard">Reset failed : access denied</text:p>
      <text:p text:style-name="Standard"/>
      <text:p text:style-name="Standard">Booting remote reset terminal...</text:p>
      <text:p text:style-name="Standard">Booted remote reset terminal.</text:p>
      <text:p text:style-name="Standard">Press and hold the reset button on the RR terminal for about 5 seconds until the lights flash. Then release the button and pull out the access card to complete the hard reset.</text:p>
      <text:p text:style-name="Standard"/>
      <text:p text:style-name="Standard">Mounting /var/opt... </text:p>
      <text:p text:style-name="Standard"/>
      <text:p text:style-name="Standard">nitializing cgroup subsys cpu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S Gothic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minik </meta:initial-creator>
    <meta:creation-date>2024-07-20T21:59:03.03</meta:creation-date>
    <dc:date>2024-07-20T23:37:50.11</dc:date>
    <dc:creator>Dominik </dc:creator>
    <meta:editing-duration>PT1H7M5S</meta:editing-duration>
    <meta:editing-cycles>3</meta:editing-cycles>
    <meta:generator>OpenOffice/4.1.14$Win32 OpenOffice.org_project/4114m1$Build-9811</meta:generator>
    <meta:document-statistic meta:table-count="0" meta:image-count="0" meta:object-count="0" meta:page-count="1" meta:paragraph-count="25" meta:word-count="134" meta:character-count="928"/>
  </office:meta>
</office:document-meta>
</file>